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MHC class</text:p>
          </table:table-cell>
          <table:table-cell table:style-name="ce1" office:value-type="string" calcext:value-type="string">
            <text:p>MHC subclass</text:p>
          </table:table-cell>
          <table:table-cell table:style-name="ce1" office:value-type="string" calcext:value-type="string">
            <text:p>IMGT gene names <text:a xlink:href="https://www.imgt.org/IMGTrepertoireMH/LocusGenes/nomenclatures/mouse/MHC/Mu_MHCnom.html#notes" xlink:type="simple">(1)</text:a></text:p>
          </table:table-cell>
          <table:table-cell table:style-name="ce1" office:value-type="string" calcext:value-type="string">
            <text:p>Other designations from the literature <text:a xlink:href="https://www.imgt.org/IMGTrepertoireMH/LocusGenes/nomenclatures/mouse/MHC/Mu_MHCnom.html#notes" xlink:type="simple">(1)</text:a>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IIa</text:p>
          </table:table-cell>
          <table:table-cell table:style-name="ce3" office:value-type="string" calcext:value-type="string" table:number-columns-spanned="1" table:number-rows-spanned="2">
            <text:p>H2-A</text:p>
          </table:table-cell>
          <table:table-cell office:value-type="string" calcext:value-type="string">
            <text:p>MH2-AA</text:p>
          </table:table-cell>
          <table:table-cell office:value-type="string" calcext:value-type="string">
            <text:p>H2-Aa, H-2Aa, H2-IA-alpha, </text:p>
            <text:p>I-A D-A, I-A K-A, I-Aa, Ia1, Ia-1, I-A-alpha, I-A alpha, IA alpha,</text:p>
            <text:p>Aalpha, A-alpha, A alpha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H2-AB <text:a xlink:href="https://www.imgt.org/IMGTrepertoireMH/LocusGenes/nomenclatures/mouse/MHC/Mu_MHCnom.html#notes" xlink:type="simple">(2)</text:a></text:p>
          </table:table-cell>
          <table:table-cell office:value-type="string" calcext:value-type="string">
            <text:p>H2-Ab, H-2Ab, H2-Ab1, H2-IA-beta, H2 I-A beta,</text:p>
            <text:p>I-A D-B, I-A K-B, I-Ab, Ia2, Ia-2, I-A-beta, I-A beta, IA beta 1, Iab, </text:p>
            <text:p>Abeta, A beta</text:p>
          </table:table-cell>
        </table:table-row>
        <table:table-row table:style-name="ro4">
          <table:table-cell table:style-name="ce1" office:value-type="string" calcext:value-type="string" table:number-columns-spanned="1" table:number-rows-spanned="4">
            <text:p>Ia</text:p>
          </table:table-cell>
          <table:table-cell table:style-name="ce3" office:value-type="string" calcext:value-type="string" table:number-columns-spanned="1" table:number-rows-spanned="4">
            <text:p>H2-D</text:p>
          </table:table-cell>
          <table:table-cell office:value-type="string" calcext:value-type="string">
            <text:p>H2-D1</text:p>
          </table:table-cell>
          <table:table-cell office:value-type="string" calcext:value-type="string">
            <text:p>H-2 D-B, H-2 D-D, H-2D, Db, Dd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D2</text:p>
          </table:table-cell>
          <table:table-cell office:value-type="string" calcext:value-type="string">
            <text:p>D2d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D3</text:p>
          </table:table-cell>
          <table:table-cell office:value-type="string" calcext:value-type="string">
            <text:p>D3d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D4</text:p>
          </table:table-cell>
          <table:table-cell office:value-type="string" calcext:value-type="string">
            <text:p>D4d</text:p>
          </table:table-cell>
        </table:table-row>
        <table:table-row table:style-name="ro4">
          <table:table-cell table:style-name="ce1" office:value-type="string" calcext:value-type="string" table:number-columns-spanned="1" table:number-rows-spanned="3">
            <text:p>IIb</text:p>
          </table:table-cell>
          <table:table-cell table:style-name="ce3" office:value-type="string" calcext:value-type="string" table:number-columns-spanned="1" table:number-rows-spanned="3">
            <text:p>H2-DM</text:p>
          </table:table-cell>
          <table:table-cell office:value-type="string" calcext:value-type="string">
            <text:p>H2-DMA</text:p>
          </table:table-cell>
          <table:table-cell office:value-type="string" calcext:value-type="string">
            <text:p>H2-DMa, H-2Ma, Ma <text:a xlink:href="https://www.imgt.org/IMGTrepertoireMH/LocusGenes/nomenclatures/mouse/MHC/Mu_MHCnom.html#refs" xlink:type="simple">[2]</text:a>, H2-M alpha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H2-DMB1</text:p>
          </table:table-cell>
          <table:table-cell office:value-type="string" calcext:value-type="string">
            <text:p>H2-DMb1, H-2Mb1, Mb1 <text:a xlink:href="https://www.imgt.org/IMGTrepertoireMH/LocusGenes/nomenclatures/mouse/MHC/Mu_MHCnom.html#refs" xlink:type="simple">[2]</text:a> <text:a xlink:href="https://www.imgt.org/IMGTrepertoireMH/LocusGenes/nomenclatures/mouse/MHC/Mu_MHCnom.html#notes" xlink:type="simple">(8)</text:a>, H2-M beta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H2-DMB2</text:p>
          </table:table-cell>
          <table:table-cell office:value-type="string" calcext:value-type="string">
            <text:p>H2-DMb2, H-2Mb2, Mb2 <text:a xlink:href="https://www.imgt.org/IMGTrepertoireMH/LocusGenes/nomenclatures/mouse/MHC/Mu_MHCnom.html#refs" xlink:type="simple">[2]</text:a>, H2-M beta2</text:p>
          </table:table-cell>
        </table:table-row>
        <table:table-row table:style-name="ro6">
          <table:table-cell table:style-name="ce1" office:value-type="string" calcext:value-type="string" table:number-columns-spanned="1" table:number-rows-spanned="3">
            <text:p>IIa</text:p>
          </table:table-cell>
          <table:table-cell table:style-name="ce3" office:value-type="string" calcext:value-type="string" table:number-columns-spanned="1" table:number-rows-spanned="3">
            <text:p>H2-E</text:p>
          </table:table-cell>
          <table:table-cell office:value-type="string" calcext:value-type="string">
            <text:p>H2-EA</text:p>
          </table:table-cell>
          <table:table-cell office:value-type="string" calcext:value-type="string">
            <text:p>H2-Ea, H-2E alpha, H2-IE-alpha,</text:p>
            <text:p>I-E K-A, I-Ea, IE alpha, Ia-3, Ia3, E alpha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H2-EB1</text:p>
          </table:table-cell>
          <table:table-cell office:value-type="string" calcext:value-type="string">
            <text:p>H2-Eb1, H2-Eb, H-2E beta, H2-IE-beta,</text:p>
            <text:p>I-E K-B, I-Eb, I-E beta, I-E-beta-1, Ia-4, Ia4, E beta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H2-EB2</text:p>
          </table:table-cell>
          <table:table-cell office:value-type="string" calcext:value-type="string">
            <text:p>H2-Eb2, E-beta 2, I-Eb2, Ia-5, Ia5</text:p>
          </table:table-cell>
        </table:table-row>
        <table:table-row table:style-name="ro4">
          <table:table-cell table:style-name="ce1" office:value-type="string" calcext:value-type="string" table:number-columns-spanned="1" table:number-rows-spanned="2">
            <text:p>Ia</text:p>
          </table:table-cell>
          <table:table-cell table:style-name="ce3" office:value-type="string" calcext:value-type="string" table:number-columns-spanned="1" table:number-rows-spanned="2">
            <text:p>H2-K</text:p>
          </table:table-cell>
          <table:table-cell office:value-type="string" calcext:value-type="string">
            <text:p>MH1-K1</text:p>
          </table:table-cell>
          <table:table-cell office:value-type="string" calcext:value-type="string">
            <text:p>H2-K, H-2K, H-2 K, H-2K1, H2K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K2</text:p>
          </table:table-cell>
          <table:table-cell office:value-type="string" calcext:value-type="string">
            <text:p>H-2K2</text:p>
          </table:table-cell>
        </table:table-row>
        <table:table-row table:style-name="ro5">
          <table:table-cell table:style-name="ce2" office:value-type="string" calcext:value-type="string">
            <text:p>Ia</text:p>
          </table:table-cell>
          <table:table-cell table:style-name="ce3" office:value-type="string" calcext:value-type="string">
            <text:p>H2-L</text:p>
          </table:table-cell>
          <table:table-cell office:value-type="string" calcext:value-type="string">
            <text:p>H2-L</text:p>
          </table:table-cell>
          <table:table-cell office:value-type="string" calcext:value-type="string">
            <text:p>H-2L</text:p>
          </table:table-cell>
        </table:table-row>
        <table:table-row table:style-name="ro8">
          <table:table-cell table:style-name="ce1" office:value-type="string" calcext:value-type="string" table:number-columns-spanned="1" table:number-rows-spanned="17">
            <text:p>Ib</text:p>
            <text:p>(nonclassical I)</text:p>
            <text:p><text:a xlink:href="https://www.imgt.org/IMGTrepertoireMH/LocusGenes/nomenclatures/mouse/MHC/Mu_MHCnom.html#notes" xlink:type="simple">(3)</text:a></text:p>
          </table:table-cell>
          <table:table-cell table:style-name="ce3" office:value-type="string" calcext:value-type="string" table:number-columns-spanned="1" table:number-rows-spanned="17">
            <text:p>H2-M</text:p>
          </table:table-cell>
          <table:table-cell office:value-type="string" calcext:value-type="string">
            <text:p>H2-M1</text:p>
          </table:table-cell>
          <table:table-cell office:value-type="string" calcext:value-type="string">
            <text:p>H-2M1, Mb1 <text:a xlink:href="https://www.imgt.org/IMGTrepertoireMH/LocusGenes/nomenclatures/mouse/MHC/Mu_MHCnom.html#refs" xlink:type="simple">[3]</text:a> <text:a xlink:href="https://www.imgt.org/IMGTrepertoireMH/LocusGenes/nomenclatures/mouse/MHC/Mu_MHCnom.html#notes" xlink:type="simple">(8)</text:a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2</text:p>
          </table:table-cell>
          <table:table-cell office:value-type="string" calcext:value-type="string">
            <text:p>H-2M2, Thy19.4 <text:a xlink:href="https://www.imgt.org/IMGTrepertoireMH/LocusGenes/nomenclatures/mouse/MHC/Mu_MHCnom.html#refs" xlink:type="simple">[4]</text:a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3</text:p>
          </table:table-cell>
          <table:table-cell office:value-type="string" calcext:value-type="string">
            <text:p>H-2M3, R4B2 <text:a xlink:href="https://www.imgt.org/IMGTrepertoireMH/LocusGenes/nomenclatures/mouse/MHC/Mu_MHCnom.html#refs" xlink:type="simple">[5]</text:a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4</text:p>
          </table:table-cell>
          <table:table-cell office:value-type="string" calcext:value-type="string">
            <text:p>H-2M4, C3R1 <text:a xlink:href="https://www.imgt.org/IMGTrepertoireMH/LocusGenes/nomenclatures/mouse/MHC/Mu_MHCnom.html#refs" xlink:type="simple">[5]</text:a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5</text:p>
          </table:table-cell>
          <table:table-cell office:value-type="string" calcext:value-type="string">
            <text:p>H-2M5, CRW2 <text:a xlink:href="https://www.imgt.org/IMGTrepertoireMH/LocusGenes/nomenclatures/mouse/MHC/Mu_MHCnom.html#refs" xlink:type="simple">[5]</text:a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6</text:p>
          </table:table-cell>
          <table:table-cell office:value-type="string" calcext:value-type="string">
            <text:p>H-2M6, CRW3 <text:a xlink:href="https://www.imgt.org/IMGTrepertoireMH/LocusGenes/nomenclatures/mouse/MHC/Mu_MHCnom.html#refs" xlink:type="simple">[5]</text:a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7</text:p>
          </table:table-cell>
          <table:table-cell office:value-type="string" calcext:value-type="string">
            <text:p>H-2M7, M7 <text:a xlink:href="https://www.imgt.org/IMGTrepertoireMH/LocusGenes/nomenclatures/mouse/MHC/Mu_MHCnom.html#refs" xlink:type="simple">[6]</text:a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8</text:p>
          </table:table-cell>
          <table:table-cell office:value-type="string" calcext:value-type="string">
            <text:p>H-2M8, M8 <text:a xlink:href="https://www.imgt.org/IMGTrepertoireMH/LocusGenes/nomenclatures/mouse/MHC/Mu_MHCnom.html#refs" xlink:type="simple">[6]</text:a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9</text:p>
          </table:table-cell>
          <table:table-cell office:value-type="string" calcext:value-type="string">
            <text:p>H-2M9, M9 <text:a xlink:href="https://www.imgt.org/IMGTrepertoireMH/LocusGenes/nomenclatures/mouse/MHC/Mu_MHCnom.html#refs" xlink:type="simple">[7]</text:a>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H2-M10-1</text:p>
          </table:table-cell>
          <table:table-cell office:value-type="string" calcext:value-type="string">
            <text:p>H2-M10.1, H-2M10, 9.5H <text:a xlink:href="https://www.imgt.org/IMGTrepertoireMH/LocusGenes/nomenclatures/mouse/MHC/Mu_MHCnom.html#refs" xlink:type="simple">[7]</text:a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10-2</text:p>
          </table:table-cell>
          <table:table-cell office:value-type="string" calcext:value-type="string">
            <text:p>H2-M10.2, 4.7H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10-3</text:p>
          </table:table-cell>
          <table:table-cell office:value-type="string" calcext:value-type="string">
            <text:p>H2-M10.3, 5.3H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10-4</text:p>
          </table:table-cell>
          <table:table-cell office:value-type="string" calcext:value-type="string">
            <text:p>H2-M10.4, 15H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10-5</text:p>
          </table:table-cell>
          <table:table-cell office:value-type="string" calcext:value-type="string">
            <text:p>H2-M10.5, 6.9H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10-PS1</text:p>
          </table:table-cell>
          <table:table-cell office:value-type="string" calcext:value-type="string">
            <text:p>H2-M10-ps1, 13H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10-PS2</text:p>
          </table:table-cell>
          <table:table-cell office:value-type="string" calcext:value-type="string">
            <text:p>H2-M10-ps2, 5.4H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M10-PS3</text:p>
          </table:table-cell>
          <table:table-cell office:value-type="string" calcext:value-type="string">
            <text:p>H2-M10-ps3, 7.2H</text:p>
          </table:table-cell>
        </table:table-row>
        <table:table-row table:style-name="ro8">
          <table:table-cell table:style-name="ce1" office:value-type="string" calcext:value-type="string" table:number-columns-spanned="1" table:number-rows-spanned="2">
            <text:p>IIb</text:p>
          </table:table-cell>
          <table:table-cell table:style-name="ce3" office:value-type="string" calcext:value-type="string" table:number-columns-spanned="1" table:number-rows-spanned="2">
            <text:p>H2-O</text:p>
          </table:table-cell>
          <table:table-cell office:value-type="string" calcext:value-type="string">
            <text:p>H2-OA <text:a xlink:href="https://www.imgt.org/IMGTrepertoireMH/LocusGenes/nomenclatures/mouse/MHC/Mu_MHCnom.html#notes" xlink:type="simple">(6)</text:a></text:p>
          </table:table-cell>
          <table:table-cell office:value-type="string" calcext:value-type="string">
            <text:p>Oa, H2-Oa, H-2Oa</text:p>
          </table:table-cell>
        </table:table-row>
        <table:table-row table:style-name="ro6">
          <table:covered-table-cell table:number-columns-repeated="2"/>
          <table:table-cell office:value-type="string" calcext:value-type="string">
            <text:p>H2-OB</text:p>
          </table:table-cell>
          <table:table-cell office:value-type="string" calcext:value-type="string">
            <text:p>Ob, H2-Ob, H-2Ob, H2-IA-beta-2, H2-Iab2, H2-Ab2,</text:p>
            <text:p>A-beta-2, A beta2</text:p>
          </table:table-cell>
        </table:table-row>
        <table:table-row table:style-name="ro5">
          <table:table-cell table:style-name="ce1" office:value-type="string" calcext:value-type="string" table:number-columns-spanned="1" table:number-rows-spanned="2">
            <text:p>IIa</text:p>
          </table:table-cell>
          <table:table-cell table:style-name="ce3" office:value-type="string" calcext:value-type="string" table:number-columns-spanned="1" table:number-rows-spanned="2">
            <text:p>H2-P</text:p>
          </table:table-cell>
          <table:table-cell office:value-type="string" calcext:value-type="string">
            <text:p>H2-PA</text:p>
          </table:table-cell>
          <table:table-cell office:value-type="string" calcext:value-type="string">
            <text:p>H2-Pa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H2-PB</text:p>
          </table:table-cell>
          <table:table-cell office:value-type="string" calcext:value-type="string">
            <text:p>Pb, H2-Pb, H-2Pb, H2-Ab3, Ia7, A beta3</text:p>
          </table:table-cell>
        </table:table-row>
        <table:table-row table:style-name="ro8">
          <table:table-cell table:style-name="ce1" office:value-type="string" calcext:value-type="string" table:number-columns-spanned="1" table:number-rows-spanned="10">
            <text:p>Ib</text:p>
            <text:p>(nonclassical I)</text:p>
            <text:p><text:a xlink:href="https://www.imgt.org/IMGTrepertoireMH/LocusGenes/nomenclatures/mouse/MHC/Mu_MHCnom.html#notes" xlink:type="simple">(4)</text:a></text:p>
          </table:table-cell>
          <table:table-cell table:style-name="ce3" office:value-type="string" calcext:value-type="string" table:number-columns-spanned="1" table:number-rows-spanned="10">
            <text:p>H2-Q</text:p>
          </table:table-cell>
          <table:table-cell office:value-type="string" calcext:value-type="string">
            <text:p>H2-Q1</text:p>
          </table:table-cell>
          <table:table-cell office:value-type="string" calcext:value-type="string">
            <text:p>H-2Q1, Q1b, Q1d, Q1k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Q2</text:p>
          </table:table-cell>
          <table:table-cell office:value-type="string" calcext:value-type="string">
            <text:p>H-2Q2, Q2b, Q2d, Q2k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Q3</text:p>
          </table:table-cell>
          <table:table-cell office:value-type="string" calcext:value-type="string">
            <text:p>H-2Q3, Q3b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Q4</text:p>
          </table:table-cell>
          <table:table-cell office:value-type="string" calcext:value-type="string">
            <text:p>H-2Q4, Q4b, Q4d, Q4k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H2-Q5</text:p>
          </table:table-cell>
          <table:table-cell office:value-type="string" calcext:value-type="string">
            <text:p>H-2Q5, Q5B, Q5b, Q5d, Q5d, Q5/9k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Q6</text:p>
          </table:table-cell>
          <table:table-cell office:value-type="string" calcext:value-type="string">
            <text:p>H-2Q6, Q6b, Q6b, Q6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Q7</text:p>
          </table:table-cell>
          <table:table-cell office:value-type="string" calcext:value-type="string">
            <text:p>H-2Q7, Q7b, Q7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Q8</text:p>
          </table:table-cell>
          <table:table-cell office:value-type="string" calcext:value-type="string">
            <text:p>H-2Q8, Q8b, Q8/9d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Q9</text:p>
          </table:table-cell>
          <table:table-cell office:value-type="string" calcext:value-type="string">
            <text:p>H-2Q9, Q9b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H2-Q10</text:p>
          </table:table-cell>
          <table:table-cell office:value-type="string" calcext:value-type="string">
            <text:p>H-2Q10, Q-10, Q10b, Q10d, Q10k</text:p>
          </table:table-cell>
        </table:table-row>
        <table:table-row table:style-name="ro8">
          <table:table-cell table:style-name="ce1" office:value-type="string" calcext:value-type="string" table:number-columns-spanned="1" table:number-rows-spanned="24">
            <text:p>Ib</text:p>
            <text:p>(nonclassical I)</text:p>
            <text:p><text:a xlink:href="https://www.imgt.org/IMGTrepertoireMH/LocusGenes/nomenclatures/mouse/MHC/Mu_MHCnom.html#notes" xlink:type="simple">(5)</text:a></text:p>
          </table:table-cell>
          <table:table-cell table:style-name="ce3" office:value-type="string" calcext:value-type="string" table:number-columns-spanned="1" table:number-rows-spanned="24">
            <text:p>H2-T</text:p>
          </table:table-cell>
          <table:table-cell office:value-type="string" calcext:value-type="string">
            <text:p>H2-T1</text:p>
          </table:table-cell>
          <table:table-cell office:value-type="string" calcext:value-type="string">
            <text:p>H-2T1, T1b, T1c, T1d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H2-T2</text:p>
          </table:table-cell>
          <table:table-cell office:value-type="string" calcext:value-type="string">
            <text:p>H-2T2, T2b, T2c, T2d, T2Aa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3</text:p>
          </table:table-cell>
          <table:table-cell office:value-type="string" calcext:value-type="string">
            <text:p>H-2T3, T3b, T3c, T3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4</text:p>
          </table:table-cell>
          <table:table-cell office:value-type="string" calcext:value-type="string">
            <text:p>H-2T4, T4b, 5'c, T4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5</text:p>
          </table:table-cell>
          <table:table-cell office:value-type="string" calcext:value-type="string">
            <text:p>H-2T5, T5b, T4c, T5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6</text:p>
          </table:table-cell>
          <table:table-cell office:value-type="string" calcext:value-type="string">
            <text:p>H-2T6, T6b, T5c, T6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7</text:p>
          </table:table-cell>
          <table:table-cell office:value-type="string" calcext:value-type="string">
            <text:p>H-2T7, T7b, T6c, T7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8</text:p>
          </table:table-cell>
          <table:table-cell office:value-type="string" calcext:value-type="string">
            <text:p>H-2T8, T8b, T7c, T8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9</text:p>
          </table:table-cell>
          <table:table-cell office:value-type="string" calcext:value-type="string">
            <text:p>H-2T9, T9b, T8c, T9d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H2-T10</text:p>
          </table:table-cell>
          <table:table-cell office:value-type="string" calcext:value-type="string">
            <text:p>H-2T10, T10b, T9c, T10d,</text:p>
            <text:p>H2-TL-T10-129, H2-TL-T10-b, H2-TL-T9-c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H2-T11</text:p>
          </table:table-cell>
          <table:table-cell office:value-type="string" calcext:value-type="string">
            <text:p>H-2T11, T11b, T10c, T11d, T10-c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T12</text:p>
          </table:table-cell>
          <table:table-cell office:value-type="string" calcext:value-type="string">
            <text:p>H-2T12, T12b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13</text:p>
          </table:table-cell>
          <table:table-cell office:value-type="string" calcext:value-type="string">
            <text:p>H-2T13, T13b, T13-b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T14</text:p>
          </table:table-cell>
          <table:table-cell office:value-type="string" calcext:value-type="string">
            <text:p>H-2T14, T14b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T15</text:p>
          </table:table-cell>
          <table:table-cell office:value-type="string" calcext:value-type="string">
            <text:p>H-2T15, T15b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16</text:p>
          </table:table-cell>
          <table:table-cell office:value-type="string" calcext:value-type="string">
            <text:p>H-2T16, T11c, T16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17</text:p>
          </table:table-cell>
          <table:table-cell office:value-type="string" calcext:value-type="string">
            <text:p>H-2T17, T12c, T17d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H2-T18</text:p>
          </table:table-cell>
          <table:table-cell office:value-type="string" calcext:value-type="string">
            <text:p>H-2T18, T13c, T18d, T13-c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19</text:p>
          </table:table-cell>
          <table:table-cell office:value-type="string" calcext:value-type="string">
            <text:p>H-2T19, T14c, T19d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H2-T20</text:p>
          </table:table-cell>
          <table:table-cell office:value-type="string" calcext:value-type="string">
            <text:p>H-2T20, T15c, T20d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H2-T21</text:p>
          </table:table-cell>
          <table:table-cell office:value-type="string" calcext:value-type="string">
            <text:p>H-2T21, T21d, T16c, 26b</text:p>
          </table:table-cell>
        </table:table-row>
        <table:table-row table:style-name="ro9">
          <table:covered-table-cell table:number-columns-repeated="2"/>
          <table:table-cell office:value-type="string" calcext:value-type="string">
            <text:p>H2-T22</text:p>
          </table:table-cell>
          <table:table-cell office:value-type="string" calcext:value-type="string">
            <text:p>H-2T22, T22b, T17c <text:a xlink:href="https://www.imgt.org/IMGTrepertoireMH/LocusGenes/nomenclatures/mouse/MHC/Mu_MHCnom.html#refs" xlink:type="simple">[8]</text:a>, T22d, 27b <text:a xlink:href="https://www.imgt.org/IMGTrepertoireMH/LocusGenes/nomenclatures/mouse/MHC/Mu_MHCnom.html#refs" xlink:type="simple">[9]</text:a> <text:a xlink:href="https://www.imgt.org/IMGTrepertoireMH/LocusGenes/nomenclatures/mouse/MHC/Mu_MHCnom.html#refs" xlink:type="simple">[10]</text:a>, 27129,</text:p>
            <text:p>H2-TL-27-129, H2-TL-27-b, H2-TL-17-c</text:p>
          </table:table-cell>
        </table:table-row>
        <table:table-row table:style-name="ro10">
          <table:covered-table-cell table:number-columns-repeated="2"/>
          <table:table-cell office:value-type="string" calcext:value-type="string">
            <text:p>H2-T23 <text:a xlink:href="https://www.imgt.org/IMGTrepertoireMH/LocusGenes/nomenclatures/mouse/MHC/Mu_MHCnom.html#notes" xlink:type="simple">(7)</text:a></text:p>
          </table:table-cell>
          <table:table-cell office:value-type="string" calcext:value-type="string">
            <text:p>H-2T23, T23b, T23d, 37b <text:a xlink:href="https://www.imgt.org/IMGTrepertoireMH/LocusGenes/nomenclatures/mouse/MHC/Mu_MHCnom.html#refs" xlink:type="simple">[9]</text:a> , 37c, T18c, T18c(37) <text:a xlink:href="https://www.imgt.org/IMGTrepertoireMH/LocusGenes/nomenclatures/mouse/MHC/Mu_MHCnom.html#refs" xlink:type="simple">[11]</text:a>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H2-T24</text:p>
          </table:table-cell>
          <table:table-cell office:value-type="string" calcext:value-type="string">
            <text:p>H-2T24, T24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4:01:32.077599509</meta:creation-date>
    <dc:date>2023-01-18T14:07:24.397146248</dc:date>
    <meta:editing-duration>PT5M53S</meta:editing-duration>
    <meta:editing-cycles>1</meta:editing-cycles>
    <meta:document-statistic meta:table-count="1" meta:cell-count="166" meta:object-count="0"/>
    <meta:generator>LibreOffice/7.4.3.2$Linux_X86_64 LibreOffice_project/40$Build-2</meta:generator>
  </office:meta>
</office:document-meta>
</file>